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UnitReference.ServiceUnitReference( Artifact component , String name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UnitReference.getServiceUni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Reference.getAssocialtedServiceUni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Reference.getServiceUni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